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222.5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1 D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RaspberryPI 3 model B</text:p>
          </table:table-cell>
          <table:table-cell office:value-type="float" office:value="37.33" calcext:value-type="float">
            <text:p>37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string" calcext:value-type="string">
            <text:p>https://thepihut.com/products/raspberry-pi-3-model-b?variant=11381297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aspberryPI Case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Raspberry-geh%C3%A4use-iBetter-K%C3%BChlk%C3%B6rper-Transparent/dp/B01CPCMWWO/ref=sr_1_7?ie=UTF8&amp;qid=1488138347&amp;sr=8-7&amp;keywords=raspberry+pi+3+model+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wer Supply</text:p>
          </table:table-cell>
          <table:table-cell office:value-type="float" office:value="8.17" calcext:value-type="float">
            <text:p>8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string" calcext:value-type="string">
            <text:p>https://thepihut.com/products/official-raspberry-pi-universal-power-supply?variant=37489981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cro SD card 8 GB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Intenso-Micro-Class-Speicherkarte-SD-Adapter/dp/B008RDCCFS/ref=sr_1_1?ie=UTF8&amp;qid=1488139746&amp;sr=8-1&amp;keywords=micro+sd+card+8G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Fi dongle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Raspberry-inkl-automatische-Netzeinbindung-Windows/dp/B00A8BWSKG/ref=sr_1_9?ie=UTF8&amp;qid=1488139932&amp;sr=8-9&amp;keywords=raspberry+pi+wifi+dong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oor</text:p>
          </table:table-cell>
          <table:table-cell office:value-type="string" calcext:value-type="string">
            <text:p>licht sensor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Photoresistor-Sensor-Arduino-Raspberry/dp/B013G9JF70/ref=sr_1_2?ie=UTF8&amp;qid=1488135443&amp;sr=8-2&amp;keywords=sunfounder+photoresis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gneet sensor</text:p>
          </table:table-cell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Switch-Module-Arduino-Raspberry/dp/B013G9TYOO/ref=sr_1_1?ie=UTF8&amp;qid=1488135679&amp;sr=8-1&amp;keywords=sunfounder+reed+sens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ual color LED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Sensor-Module-Arduino-Raspberry/dp/B014KR6VBA/ref=sr_1_1?ie=UTF8&amp;qid=1488141186&amp;sr=8-1&amp;keywords=sunfounder+dual+color+l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ve buzzer</text:p>
          </table:table-cell>
          <table:table-cell office:value-type="float" office:value="4.99" calcext:value-type="float">
            <text:p>4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Active-Buzzer-Arduino-Raspberry/dp/B014KQLE8Q/ref=sr_1_1?ie=UTF8&amp;qid=1488135882&amp;sr=8-1&amp;keywords=sunfounder+Active+buzz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umpad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gp/product/B06VVPNLB2/ref=ox_sc_act_title_1?ie=UTF8&amp;psc=1&amp;smid=A1S6E21XPJ9FU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D/DA Converter PCF8591</text:p>
          </table:table-cell>
          <table:table-cell office:value-type="float" office:value="10.99" calcext:value-type="float">
            <text:p>1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Converter-PCF8591-Arduino-Raspberry/dp/B014KRGE12/ref=sr_1_1?ie=UTF8&amp;qid=1488665546&amp;sr=8-1&amp;keywords=Sunfounder+PCF859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vt Camera</text:p>
          </table:table-cell>
          <table:table-cell office:value-type="string" calcext:value-type="string">
            <text:p>camera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Kamera-Modul-f%C3%BCr-Raspberry-Pi/dp/B00E1GGE40/ref=sr_1_4?ie=UTF8&amp;qid=1488135984&amp;sr=8-4&amp;keywords=raspberry+pi+kamer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eadboard</text:p>
          </table:table-cell>
          <table:table-cell office:value-type="string" calcext:value-type="string">
            <text:p>Breadboard + male to male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nFounder-Breadboard-Solderless-Prototype-Flexible/dp/B01HXT84Y4/ref=sr_1_1?ie=UTF8&amp;qid=1488141023&amp;sr=8-1&amp;keywords=MB102+400+Mini+Breadboard+Point+Solderless+Prototype+PCB+Board+%2B+65pcs+Flexible+Jumper+Cable+Wir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readboard male to female <text:s/>cables 40pcs 20cm</text:p>
          </table:table-cell>
          <table:table-cell office:value-type="float" office:value="5.45" calcext:value-type="float">
            <text:p>5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gp/product/B01LVVIOUO/ref=od_aui_detailpages01?ie=UTF8&amp;psc=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Extension Boar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Kuman-Breakout-Expansion-Raspberry-Assembled/dp/B01CNISBB6/ref=sr_1_1?ie=UTF8&amp;qid=1488139216&amp;sr=8-1-spons&amp;keywords=T+cobbler+GPIO+Expansion+For+Raspberry+Pi+3%2F2%2FB%2B&amp;psc=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ivia</text:p>
          </table:table-cell>
          <table:table-cell office:value-type="string" calcext:value-type="string">
            <text:p>Dubbelzijdige plakban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agneet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talen plaatj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rzendskosten amazon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erzendskosten The Pi Hu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azon</text:p>
          </table:table-cell>
          <table:table-cell table:style-name="ce2" table:formula="of:=SUMPRODUCT([.C2:.C25];[.D2:.D25];--([.E2:.E25]=[.B27]))" office:value-type="float" office:value="127.04" calcext:value-type="float">
            <text:p>127.04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he Pi Hut</text:p>
          </table:table-cell>
          <table:table-cell table:style-name="ce3" table:formula="of:=SUMPRODUCT([.C2:.C25];[.D2:.D25];--([.E2:.E25]=[.B28]))" office:value-type="float" office:value="51.5" calcext:value-type="float">
            <text:p>51.5</text:p>
          </table:table-cell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Total price</text:p>
          </table:table-cell>
          <table:table-cell table:style-name="ce1"/>
          <table:table-cell table:style-name="ce1" table:formula="of:=SUMPRODUCT([.C2:.C25];[.D2:.D25])" office:value-type="float" office:value="178.54" calcext:value-type="float">
            <text:p>178.54</text:p>
          </table:table-cell>
          <table:table-cell table:style-name="ce1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e </text:p>
          </table:table-cell>
          <table:table-cell office:value-type="string" calcext:value-type="string">
            <text:p>prijzen van The Pi Hut zijn in pond en worden omgezet naar euro’s via de huidige wisselkoer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3:12:57.206241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4:37:43.282118541</meta:creation-date>
    <meta:generator>LibreOffice/5.1.6.2$Linux_X86_64 LibreOffice_project/10m0$Build-2</meta:generator>
    <dc:date>2017-03-04T23:17:06.813540347</dc:date>
    <meta:editing-duration>P1DT3H25M57S</meta:editing-duration>
    <meta:editing-cycles>12</meta:editing-cycles>
    <meta:document-statistic meta:table-count="1" meta:cell-count="107" meta:object-count="0"/>
  </office:meta>
</office:document-meta>
</file>